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4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8529" calcext:value-type="float">
            <text:p><text:s text:c="3"/>78,529</text:p>
          </table:table-cell>
          <table:table-cell table:style-name="ce25" office:value-type="float" office:value="4684" calcext:value-type="float">
            <text:p><text:s text:c="3"/>4,684</text:p>
          </table:table-cell>
          <table:table-cell table:style-name="ce25" office:value-type="float" office:value="6792" calcext:value-type="float">
            <text:p><text:s text:c="3"/>6,792</text:p>
          </table:table-cell>
          <table:table-cell table:style-name="ce25" office:value-type="float" office:value="5799" calcext:value-type="float">
            <text:p><text:s text:c="3"/>5,799</text:p>
          </table:table-cell>
          <table:table-cell table:style-name="ce25" office:value-type="float" office:value="3310" calcext:value-type="float">
            <text:p><text:s text:c="3"/>3,310</text:p>
          </table:table-cell>
          <table:table-cell table:style-name="ce25" office:value-type="float" office:value="2863" calcext:value-type="float">
            <text:p><text:s text:c="3"/>2,863</text:p>
          </table:table-cell>
          <table:table-cell table:style-name="ce25" office:value-type="float" office:value="1730" calcext:value-type="float">
            <text:p><text:s text:c="3"/>1,730</text:p>
          </table:table-cell>
          <table:table-cell table:style-name="ce25" office:value-type="float" office:value="2740" calcext:value-type="float">
            <text:p><text:s text:c="3"/>2,740</text:p>
          </table:table-cell>
          <table:table-cell table:style-name="ce25" office:value-type="float" office:value="7571" calcext:value-type="float">
            <text:p><text:s text:c="3"/>7,571</text:p>
          </table:table-cell>
          <table:table-cell table:style-name="ce25" office:value-type="float" office:value="418" calcext:value-type="float">
            <text:p><text:s text:c="3"/>41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35" calcext:value-type="float">
            <text:p><text:s text:c="3"/>3,735</text:p>
          </table:table-cell>
          <table:table-cell table:style-name="ce25" office:value-type="float" office:value="37498" calcext:value-type="float">
            <text:p><text:s text:c="3"/>37,498</text:p>
          </table:table-cell>
          <table:table-cell table:style-name="ce25" office:value-type="float" office:value="1377" calcext:value-type="float">
            <text:p><text:s text:c="3"/>1,377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73903" calcext:value-type="float">
            <text:p><text:s text:c="3"/>73,903</text:p>
          </table:table-cell>
          <table:table-cell table:style-name="ce25" office:value-type="float" office:value="1390" calcext:value-type="float">
            <text:p><text:s text:c="3"/>1,390</text:p>
          </table:table-cell>
          <table:table-cell table:style-name="ce25" office:value-type="float" office:value="7255" calcext:value-type="float">
            <text:p><text:s text:c="3"/>7,255</text:p>
          </table:table-cell>
          <table:table-cell table:style-name="ce25" office:value-type="float" office:value="4211" calcext:value-type="float">
            <text:p><text:s text:c="3"/>4,211</text:p>
          </table:table-cell>
          <table:table-cell table:style-name="ce25" office:value-type="float" office:value="4217" calcext:value-type="float">
            <text:p><text:s text:c="3"/>4,217</text:p>
          </table:table-cell>
          <table:table-cell table:style-name="ce25" office:value-type="float" office:value="3518" calcext:value-type="float">
            <text:p><text:s text:c="3"/>3,518</text:p>
          </table:table-cell>
          <table:table-cell table:style-name="ce25" office:value-type="float" office:value="1849" calcext:value-type="float">
            <text:p><text:s text:c="3"/>1,849</text:p>
          </table:table-cell>
          <table:table-cell table:style-name="ce25" office:value-type="float" office:value="2585" calcext:value-type="float">
            <text:p><text:s text:c="3"/>2,585</text:p>
          </table:table-cell>
          <table:table-cell table:style-name="ce25" office:value-type="float" office:value="7181" calcext:value-type="float">
            <text:p><text:s text:c="3"/>7,181</text:p>
          </table:table-cell>
          <table:table-cell table:style-name="ce25" office:value-type="float" office:value="407" calcext:value-type="float">
            <text:p><text:s text:c="3"/>40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35" calcext:value-type="float">
            <text:p><text:s text:c="3"/>3,735</text:p>
          </table:table-cell>
          <table:table-cell table:style-name="ce25" office:value-type="float" office:value="37498" calcext:value-type="float">
            <text:p><text:s text:c="3"/>37,498</text:p>
          </table:table-cell>
          <table:table-cell table:style-name="ce25" office:value-type="float" office:value="42" calcext:value-type="float">
            <text:p><text:s text:c="3"/>42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9" office:value-type="float" office:value="4626" calcext:value-type="float">
            <text:p><text:s text:c="3"/>4,62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687" calcext:value-type="float">
            <text:p><text:s text:c="3"/>36,687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3170" calcext:value-type="float">
            <text:p><text:s text:c="3"/>3,170</text:p>
          </table:table-cell>
          <table:table-cell table:style-name="ce25" office:value-type="float" office:value="2791" calcext:value-type="float">
            <text:p><text:s text:c="3"/>2,791</text:p>
          </table:table-cell>
          <table:table-cell table:style-name="ce25" office:value-type="float" office:value="1543" calcext:value-type="float">
            <text:p><text:s text:c="3"/>1,543</text:p>
          </table:table-cell>
          <table:table-cell table:style-name="ce25" office:value-type="float" office:value="1353" calcext:value-type="float">
            <text:p><text:s text:c="3"/>1,353</text:p>
          </table:table-cell>
          <table:table-cell table:style-name="ce25" office:value-type="float" office:value="772" calcext:value-type="float">
            <text:p><text:s text:c="3"/>772</text:p>
          </table:table-cell>
          <table:table-cell table:style-name="ce25" office:value-type="float" office:value="1327" calcext:value-type="float">
            <text:p><text:s text:c="3"/>1,327</text:p>
          </table:table-cell>
          <table:table-cell table:style-name="ce25" office:value-type="float" office:value="3601" calcext:value-type="float">
            <text:p><text:s text:c="3"/>3,601</text:p>
          </table:table-cell>
          <table:table-cell table:style-name="ce25" office:value-type="float" office:value="237" calcext:value-type="float">
            <text:p><text:s text:c="3"/>23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21" calcext:value-type="float">
            <text:p><text:s text:c="3"/>1,721</text:p>
          </table:table-cell>
          <table:table-cell table:style-name="ce25" office:value-type="float" office:value="17484" calcext:value-type="float">
            <text:p><text:s text:c="3"/>17,484</text:p>
          </table:table-cell>
          <table:table-cell table:style-name="ce25" office:value-type="float" office:value="499" calcext:value-type="float">
            <text:p><text:s text:c="3"/>499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4712" calcext:value-type="float">
            <text:p><text:s text:c="3"/>34,712</text:p>
          </table:table-cell>
          <table:table-cell table:style-name="ce25" office:value-type="float" office:value="695" calcext:value-type="float">
            <text:p><text:s text:c="3"/>695</text:p>
          </table:table-cell>
          <table:table-cell table:style-name="ce25" office:value-type="float" office:value="3484" calcext:value-type="float">
            <text:p><text:s text:c="3"/>3,484</text:p>
          </table:table-cell>
          <table:table-cell table:style-name="ce25" office:value-type="float" office:value="1895" calcext:value-type="float">
            <text:p><text:s text:c="3"/>1,895</text:p>
          </table:table-cell>
          <table:table-cell table:style-name="ce25" office:value-type="float" office:value="2013" calcext:value-type="float">
            <text:p><text:s text:c="3"/>2,013</text:p>
          </table:table-cell>
          <table:table-cell table:style-name="ce25" office:value-type="float" office:value="1643" calcext:value-type="float">
            <text:p><text:s text:c="3"/>1,643</text:p>
          </table:table-cell>
          <table:table-cell table:style-name="ce25" office:value-type="float" office:value="879" calcext:value-type="float">
            <text:p><text:s text:c="3"/>879</text:p>
          </table:table-cell>
          <table:table-cell table:style-name="ce25" office:value-type="float" office:value="1226" calcext:value-type="float">
            <text:p><text:s text:c="3"/>1,226</text:p>
          </table:table-cell>
          <table:table-cell table:style-name="ce25" office:value-type="float" office:value="3418" calcext:value-type="float">
            <text:p><text:s text:c="3"/>3,418</text:p>
          </table:table-cell>
          <table:table-cell table:style-name="ce25" office:value-type="float" office:value="236" calcext:value-type="float">
            <text:p><text:s text:c="3"/>23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21" calcext:value-type="float">
            <text:p><text:s text:c="3"/>1,721</text:p>
          </table:table-cell>
          <table:table-cell table:style-name="ce25" office:value-type="float" office:value="17484" calcext:value-type="float">
            <text:p><text:s text:c="3"/>17,484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1975" calcext:value-type="float">
            <text:p><text:s text:c="3"/>1,97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1842" calcext:value-type="float">
            <text:p><text:s text:c="3"/>41,842</text:p>
          </table:table-cell>
          <table:table-cell table:style-name="ce25" office:value-type="float" office:value="2501" calcext:value-type="float">
            <text:p><text:s text:c="3"/>2,501</text:p>
          </table:table-cell>
          <table:table-cell table:style-name="ce25" office:value-type="float" office:value="3622" calcext:value-type="float">
            <text:p><text:s text:c="3"/>3,622</text:p>
          </table:table-cell>
          <table:table-cell table:style-name="ce25" office:value-type="float" office:value="3008" calcext:value-type="float">
            <text:p><text:s text:c="3"/>3,008</text:p>
          </table:table-cell>
          <table:table-cell table:style-name="ce25" office:value-type="float" office:value="1767" calcext:value-type="float">
            <text:p><text:s text:c="3"/>1,767</text:p>
          </table:table-cell>
          <table:table-cell table:style-name="ce25" office:value-type="float" office:value="1510" calcext:value-type="float">
            <text:p><text:s text:c="3"/>1,510</text:p>
          </table:table-cell>
          <table:table-cell table:style-name="ce25" office:value-type="float" office:value="958" calcext:value-type="float">
            <text:p><text:s text:c="3"/>958</text:p>
          </table:table-cell>
          <table:table-cell table:style-name="ce25" office:value-type="float" office:value="1413" calcext:value-type="float">
            <text:p><text:s text:c="3"/>1,413</text:p>
          </table:table-cell>
          <table:table-cell table:style-name="ce25" office:value-type="float" office:value="3970" calcext:value-type="float">
            <text:p><text:s text:c="3"/>3,970</text:p>
          </table:table-cell>
          <table:table-cell table:style-name="ce25" office:value-type="float" office:value="181" calcext:value-type="float">
            <text:p><text:s text:c="3"/>18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14" calcext:value-type="float">
            <text:p><text:s text:c="3"/>2,014</text:p>
          </table:table-cell>
          <table:table-cell table:style-name="ce25" office:value-type="float" office:value="20014" calcext:value-type="float">
            <text:p><text:s text:c="3"/>20,014</text:p>
          </table:table-cell>
          <table:table-cell table:style-name="ce25" office:value-type="float" office:value="878" calcext:value-type="float">
            <text:p><text:s text:c="3"/>878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9191" calcext:value-type="float">
            <text:p><text:s text:c="3"/>39,191</text:p>
          </table:table-cell>
          <table:table-cell table:style-name="ce25" office:value-type="float" office:value="695" calcext:value-type="float">
            <text:p><text:s text:c="3"/>695</text:p>
          </table:table-cell>
          <table:table-cell table:style-name="ce25" office:value-type="float" office:value="3771" calcext:value-type="float">
            <text:p><text:s text:c="3"/>3,771</text:p>
          </table:table-cell>
          <table:table-cell table:style-name="ce25" office:value-type="float" office:value="2316" calcext:value-type="float">
            <text:p><text:s text:c="3"/>2,316</text:p>
          </table:table-cell>
          <table:table-cell table:style-name="ce25" office:value-type="float" office:value="2204" calcext:value-type="float">
            <text:p><text:s text:c="3"/>2,204</text:p>
          </table:table-cell>
          <table:table-cell table:style-name="ce25" office:value-type="float" office:value="1875" calcext:value-type="float">
            <text:p><text:s text:c="3"/>1,875</text:p>
          </table:table-cell>
          <table:table-cell table:style-name="ce25" office:value-type="float" office:value="970" calcext:value-type="float">
            <text:p><text:s text:c="3"/>970</text:p>
          </table:table-cell>
          <table:table-cell table:style-name="ce25" office:value-type="float" office:value="1359" calcext:value-type="float">
            <text:p><text:s text:c="3"/>1,359</text:p>
          </table:table-cell>
          <table:table-cell table:style-name="ce25" office:value-type="float" office:value="3763" calcext:value-type="float">
            <text:p><text:s text:c="3"/>3,763</text:p>
          </table:table-cell>
          <table:table-cell table:style-name="ce25" office:value-type="float" office:value="171" calcext:value-type="float">
            <text:p><text:s text:c="3"/>17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14" calcext:value-type="float">
            <text:p><text:s text:c="3"/>2,014</text:p>
          </table:table-cell>
          <table:table-cell table:style-name="ce25" office:value-type="float" office:value="20014" calcext:value-type="float">
            <text:p><text:s text:c="3"/>20,014</text:p>
          </table:table-cell>
          <table:table-cell table:style-name="ce25" office:value-type="float" office:value="32" calcext:value-type="float">
            <text:p><text:s text:c="3"/>32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4" office:value-type="float" office:value="2651" calcext:value-type="float">
            <text:p><text:s text:c="3"/>2,65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923" calcext:value-type="float">
            <text:p>13,923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22" calcext:value-type="float">
            <text:p>3,622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1514" calcext:value-type="float">
            <text:p>1,514</text:p>
          </table:table-cell>
          <table:table-cell table:style-name="ce26" office:value-type="float" office:value="88" calcext:value-type="float">
            <text:p>8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230" calcext:value-type="float">
            <text:p>5,230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349" calcext:value-type="float">
            <text:p>12,349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1692" calcext:value-type="float">
            <text:p>1,692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694" calcext:value-type="float">
            <text:p>1,694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230" calcext:value-type="float">
            <text:p>5,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574" calcext:value-type="float">
            <text:p>1,57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572" calcext:value-type="float">
            <text:p>6,572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65" calcext:value-type="float">
            <text:p>1,765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737" calcext:value-type="float">
            <text:p>73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40" calcext:value-type="float">
            <text:p>2,44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760" calcext:value-type="float">
            <text:p>5,760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40" calcext:value-type="float">
            <text:p>2,44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812" calcext:value-type="float">
            <text:p>81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351" calcext:value-type="float">
            <text:p>7,351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0" calcext:value-type="float">
            <text:p>2,79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762" calcext:value-type="float">
            <text:p>76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432" calcext:value-type="float">
            <text:p>9,432</text:p>
          </table:table-cell>
          <table:table-cell table:style-name="ce26" office:value-type="float" office:value="1376" calcext:value-type="float">
            <text:p>1,376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03" calcext:value-type="float">
            <text:p>3,603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726" calcext:value-type="float">
            <text:p>9,726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3622" calcext:value-type="float">
            <text:p>3,6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03" calcext:value-type="float">
            <text:p>3,60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294" calcext:value-type="float">
            <text:p><text:s/>－29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22" calcext:value-type="float">
            <text:p>4,322</text:p>
          </table:table-cell>
          <table:table-cell table:style-name="ce27" office:value-type="float" office:value="628" calcext:value-type="float">
            <text:p>628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8" calcext:value-type="float">
            <text:p>1,69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53" calcext:value-type="float">
            <text:p>4,653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765" calcext:value-type="float">
            <text:p>1,76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8" calcext:value-type="float">
            <text:p>1,69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331" calcext:value-type="float">
            <text:p><text:s/>－3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7" calcext:value-type="float">
            <text:p>3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010" calcext:value-type="float">
            <text:p>9,010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1692" calcext:value-type="float">
            <text:p>1,692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6" calcext:value-type="float">
            <text:p>4,256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12" calcext:value-type="float">
            <text:p>7,712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56" calcext:value-type="float">
            <text:p>4,25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298" calcext:value-type="float">
            <text:p>1,29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31" calcext:value-type="float">
            <text:p>4,231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84" calcext:value-type="float">
            <text:p>1,98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01" calcext:value-type="float">
            <text:p>3,60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84" calcext:value-type="float">
            <text:p>1,98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630" calcext:value-type="float">
            <text:p>63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68" calcext:value-type="float">
            <text:p>66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803" calcext:value-type="float">
            <text:p>10,803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97" calcext:value-type="float">
            <text:p>6,697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701" calcext:value-type="float">
            <text:p>9,70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569" calcext:value-type="float">
            <text:p>1,569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97" calcext:value-type="float">
            <text:p>6,69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102" calcext:value-type="float">
            <text:p>1,10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23" calcext:value-type="float">
            <text:p>5,023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13" calcext:value-type="float">
            <text:p>3,11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544" calcext:value-type="float">
            <text:p>4,5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13" calcext:value-type="float">
            <text:p>3,11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479" calcext:value-type="float">
            <text:p>47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84" calcext:value-type="float">
            <text:p>3,58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623" calcext:value-type="float">
            <text:p>62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735" calcext:value-type="float">
            <text:p>5,735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87" calcext:value-type="float">
            <text:p>3,587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399" calcext:value-type="float">
            <text:p>5,39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87" calcext:value-type="float">
            <text:p>3,58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336" calcext:value-type="float">
            <text:p>33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652" calcext:value-type="float">
            <text:p>2,652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49" calcext:value-type="float">
            <text:p>1,64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63" calcext:value-type="float">
            <text:p>2,463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49" calcext:value-type="float">
            <text:p>1,6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89" calcext:value-type="float">
            <text:p>18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47" calcext:value-type="float">
            <text:p>14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005" calcext:value-type="float">
            <text:p>9,005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72" calcext:value-type="float">
            <text:p>5,872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760" calcext:value-type="float">
            <text:p>8,760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72" calcext:value-type="float">
            <text:p>5,87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45" calcext:value-type="float">
            <text:p>24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90" calcext:value-type="float">
            <text:p>4,190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14" calcext:value-type="float">
            <text:p>114</text:p>
          </table:table-cell>
          <table:table-cell table:number-columns-repeated="2" table:style-name="ce27" office:value-type="float" office:value="89" calcext:value-type="float">
            <text:p>8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7" calcext:value-type="float">
            <text:p>2,72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27" calcext:value-type="float">
            <text:p>2,72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75" calcext:value-type="float">
            <text:p>17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0061" calcext:value-type="float">
            <text:p><text:s text:c="3"/>20,061</text:p>
          </table:table-cell>
          <table:table-cell table:style-name="ce29" office:value-type="float" office:value="717" calcext:value-type="float">
            <text:p><text:s text:c="3"/>717</text:p>
          </table:table-cell>
          <table:table-cell table:style-name="ce29" office:value-type="float" office:value="1694" calcext:value-type="float">
            <text:p><text:s text:c="3"/>1,694</text:p>
          </table:table-cell>
          <table:table-cell table:style-name="ce29" office:value-type="float" office:value="868" calcext:value-type="float">
            <text:p><text:s text:c="3"/>868</text:p>
          </table:table-cell>
          <table:table-cell table:style-name="ce29" office:value-type="float" office:value="1145" calcext:value-type="float">
            <text:p><text:s text:c="3"/>1,145</text:p>
          </table:table-cell>
          <table:table-cell table:style-name="ce29" office:value-type="float" office:value="1569" calcext:value-type="float">
            <text:p><text:s text:c="3"/>1,569</text:p>
          </table:table-cell>
          <table:table-cell table:style-name="ce29" office:value-type="float" office:value="620" calcext:value-type="float">
            <text:p><text:s text:c="3"/>620</text:p>
          </table:table-cell>
          <table:table-cell table:style-name="ce29" office:value-type="float" office:value="1177" calcext:value-type="float">
            <text:p><text:s text:c="3"/>1,17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8" calcext:value-type="float">
            <text:p><text:s text:c="3"/>10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34" calcext:value-type="float">
            <text:p><text:s text:c="3"/>3,734</text:p>
          </table:table-cell>
          <table:table-cell table:style-name="ce29" office:value-type="float" office:value="8124" calcext:value-type="float">
            <text:p><text:s text:c="3"/>8,124</text:p>
          </table:table-cell>
          <table:table-cell table:style-name="ce29" office:value-type="float" office:value="303" calcext:value-type="float">
            <text:p><text:s text:c="3"/>303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9704" calcext:value-type="float">
            <text:p><text:s text:c="3"/>19,704</text:p>
          </table:table-cell>
          <table:table-cell table:style-name="ce29" office:value-type="float" office:value="264" calcext:value-type="float">
            <text:p><text:s text:c="3"/>264</text:p>
          </table:table-cell>
          <table:table-cell table:style-name="ce29" office:value-type="float" office:value="1514" calcext:value-type="float">
            <text:p><text:s text:c="3"/>1,514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1150" calcext:value-type="float">
            <text:p><text:s text:c="3"/>1,150</text:p>
          </table:table-cell>
          <table:table-cell table:style-name="ce29" office:value-type="float" office:value="2150" calcext:value-type="float">
            <text:p><text:s text:c="3"/>2,150</text:p>
          </table:table-cell>
          <table:table-cell table:style-name="ce29" office:value-type="float" office:value="701" calcext:value-type="float">
            <text:p><text:s text:c="3"/>701</text:p>
          </table:table-cell>
          <table:table-cell table:style-name="ce29" office:value-type="float" office:value="1228" calcext:value-type="float">
            <text:p><text:s text:c="3"/>1,22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9" calcext:value-type="float">
            <text:p><text:s text:c="3"/>8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34" calcext:value-type="float">
            <text:p><text:s text:c="3"/>3,734</text:p>
          </table:table-cell>
          <table:table-cell table:style-name="ce29" office:value-type="float" office:value="8124" calcext:value-type="float">
            <text:p><text:s text:c="3"/>8,124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357" calcext:value-type="float">
            <text:p>35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369" calcext:value-type="float">
            <text:p><text:s text:c="3"/>9,369</text:p>
          </table:table-cell>
          <table:table-cell table:style-name="ce30" office:value-type="float" office:value="350" calcext:value-type="float">
            <text:p><text:s text:c="3"/>350</text:p>
          </table:table-cell>
          <table:table-cell table:style-name="ce30" office:value-type="float" office:value="827" calcext:value-type="float">
            <text:p><text:s text:c="3"/>82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545" calcext:value-type="float">
            <text:p><text:s text:c="3"/>545</text:p>
          </table:table-cell>
          <table:table-cell table:style-name="ce30" office:value-type="float" office:value="727" calcext:value-type="float">
            <text:p><text:s text:c="3"/>727</text:p>
          </table:table-cell>
          <table:table-cell table:style-name="ce30" office:value-type="float" office:value="271" calcext:value-type="float">
            <text:p><text:s text:c="3"/>271</text:p>
          </table:table-cell>
          <table:table-cell table:style-name="ce30" office:value-type="float" office:value="587" calcext:value-type="float">
            <text:p><text:s text:c="3"/>58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6" calcext:value-type="float">
            <text:p><text:s text:c="3"/>5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20" calcext:value-type="float">
            <text:p><text:s text:c="3"/>1,720</text:p>
          </table:table-cell>
          <table:table-cell table:style-name="ce30" office:value-type="float" office:value="3796" calcext:value-type="float">
            <text:p><text:s text:c="3"/>3,796</text:p>
          </table:table-cell>
          <table:table-cell table:style-name="ce30" office:value-type="float" office:value="84" calcext:value-type="float">
            <text:p><text:s text:c="3"/>8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9254" calcext:value-type="float">
            <text:p><text:s text:c="3"/>9,254</text:p>
          </table:table-cell>
          <table:table-cell table:style-name="ce30" office:value-type="float" office:value="135" calcext:value-type="float">
            <text:p><text:s text:c="3"/>135</text:p>
          </table:table-cell>
          <table:table-cell table:style-name="ce30" office:value-type="float" office:value="737" calcext:value-type="float">
            <text:p><text:s text:c="3"/>737</text:p>
          </table:table-cell>
          <table:table-cell table:style-name="ce30" office:value-type="float" office:value="341" calcext:value-type="float">
            <text:p><text:s text:c="3"/>341</text:p>
          </table:table-cell>
          <table:table-cell table:style-name="ce30" office:value-type="float" office:value="559" calcext:value-type="float">
            <text:p><text:s text:c="3"/>559</text:p>
          </table:table-cell>
          <table:table-cell table:style-name="ce30" office:value-type="float" office:value="995" calcext:value-type="float">
            <text:p><text:s text:c="3"/>995</text:p>
          </table:table-cell>
          <table:table-cell table:style-name="ce30" office:value-type="float" office:value="347" calcext:value-type="float">
            <text:p><text:s text:c="3"/>347</text:p>
          </table:table-cell>
          <table:table-cell table:style-name="ce30" office:value-type="float" office:value="568" calcext:value-type="float">
            <text:p><text:s text:c="3"/>56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4" calcext:value-type="float">
            <text:p><text:s text:c="3"/>5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20" calcext:value-type="float">
            <text:p><text:s text:c="3"/>1,720</text:p>
          </table:table-cell>
          <table:table-cell table:style-name="ce30" office:value-type="float" office:value="3796" calcext:value-type="float">
            <text:p><text:s text:c="3"/>3,796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15" calcext:value-type="float">
            <text:p>11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692" calcext:value-type="float">
            <text:p><text:s text:c="3"/>10,692</text:p>
          </table:table-cell>
          <table:table-cell table:style-name="ce31" office:value-type="float" office:value="367" calcext:value-type="float">
            <text:p><text:s text:c="3"/>367</text:p>
          </table:table-cell>
          <table:table-cell table:style-name="ce31" office:value-type="float" office:value="867" calcext:value-type="float">
            <text:p><text:s text:c="3"/>867</text:p>
          </table:table-cell>
          <table:table-cell table:style-name="ce31" office:value-type="float" office:value="463" calcext:value-type="float">
            <text:p><text:s text:c="3"/>463</text:p>
          </table:table-cell>
          <table:table-cell table:style-name="ce31" office:value-type="float" office:value="600" calcext:value-type="float">
            <text:p><text:s text:c="3"/>600</text:p>
          </table:table-cell>
          <table:table-cell table:style-name="ce31" office:value-type="float" office:value="842" calcext:value-type="float">
            <text:p><text:s text:c="3"/>842</text:p>
          </table:table-cell>
          <table:table-cell table:style-name="ce31" office:value-type="float" office:value="349" calcext:value-type="float">
            <text:p><text:s text:c="3"/>349</text:p>
          </table:table-cell>
          <table:table-cell table:style-name="ce31" office:value-type="float" office:value="590" calcext:value-type="float">
            <text:p><text:s text:c="3"/>59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14" calcext:value-type="float">
            <text:p><text:s text:c="3"/>2,014</text:p>
          </table:table-cell>
          <table:table-cell table:style-name="ce31" office:value-type="float" office:value="4328" calcext:value-type="float">
            <text:p><text:s text:c="3"/>4,328</text:p>
          </table:table-cell>
          <table:table-cell table:style-name="ce31" office:value-type="float" office:value="219" calcext:value-type="float">
            <text:p><text:s text:c="3"/>21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0450" calcext:value-type="float">
            <text:p><text:s text:c="3"/>10,450</text:p>
          </table:table-cell>
          <table:table-cell table:style-name="ce31" office:value-type="float" office:value="129" calcext:value-type="float">
            <text:p><text:s text:c="3"/>129</text:p>
          </table:table-cell>
          <table:table-cell table:style-name="ce31" office:value-type="float" office:value="777" calcext:value-type="float">
            <text:p><text:s text:c="3"/>777</text:p>
          </table:table-cell>
          <table:table-cell table:style-name="ce31" office:value-type="float" office:value="398" calcext:value-type="float">
            <text:p><text:s text:c="3"/>398</text:p>
          </table:table-cell>
          <table:table-cell table:style-name="ce31" office:value-type="float" office:value="591" calcext:value-type="float">
            <text:p><text:s text:c="3"/>591</text:p>
          </table:table-cell>
          <table:table-cell table:style-name="ce31" office:value-type="float" office:value="1155" calcext:value-type="float">
            <text:p><text:s text:c="3"/>1,155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660" calcext:value-type="float">
            <text:p><text:s text:c="3"/>66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14" calcext:value-type="float">
            <text:p><text:s text:c="3"/>2,014</text:p>
          </table:table-cell>
          <table:table-cell table:style-name="ce31" office:value-type="float" office:value="4328" calcext:value-type="float">
            <text:p><text:s text:c="3"/>4,328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42" calcext:value-type="float">
            <text:p>24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35" calcext:value-type="float">
            <text:p>13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99" calcext:value-type="float">
            <text:p>4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78" calcext:value-type="float">
            <text:p>2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3" calcext:value-type="float">
            <text:p>20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62" calcext:value-type="float">
            <text:p>16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77" calcext:value-type="float">
            <text:p>17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67" calcext:value-type="float">
            <text:p>2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5" calcext:value-type="float">
            <text:p>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86" calcext:value-type="float">
            <text:p>3,08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86" calcext:value-type="float">
            <text:p><text:s/>－78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564" calcext:value-type="float">
            <text:p>5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1" calcext:value-type="float">
            <text:p><text:s/>－3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55" calcext:value-type="float">
            <text:p><text:s/>－45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58" calcext:value-type="float">
            <text:p>358</text:p>
          </table:table-cell>
          <table:table-cell table:number-columns-repeated="2"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6" calcext:value-type="float">
            <text:p>146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09" calcext:value-type="float">
            <text:p>2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751" calcext:value-type="float">
            <text:p>75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11" calcext:value-type="float">
            <text:p>41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53" calcext:value-type="float">
            <text:p>3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98" calcext:value-type="float">
            <text:p>3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309" calcext:value-type="float">
            <text:p>309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6" calcext:value-type="float">
            <text:p>1,27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74" calcext:value-type="float">
            <text:p>37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7" calcext:value-type="float">
            <text:p><text:s/>－6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16" calcext:value-type="float">
            <text:p>2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36" calcext:value-type="float">
            <text:p>2,23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29" calcext:value-type="float">
            <text:p>2,22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83" calcext:value-type="float">
            <text:p>1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85" calcext:value-type="float">
            <text:p>58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4" calcext:value-type="float">
            <text:p>2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11" calcext:value-type="float">
            <text:p>31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3" calcext:value-type="float">
            <text:p>8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13" calcext:value-type="float">
            <text:p>6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8" calcext:value-type="float">
            <text:p>9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95" calcext:value-type="float">
            <text:p>29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18" calcext:value-type="float">
            <text:p>31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8" calcext:value-type="float">
            <text:p>6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87" calcext:value-type="float">
            <text:p>1,58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64" calcext:value-type="float">
            <text:p>2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236" calcext:value-type="float">
            <text:p>23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40" calcext:value-type="float">
            <text:p>1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" calcext:value-type="float">
            <text:p>1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